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6" style:family="paragraph" style:parent-style-name="Header">
      <style:paragraph-properties fo:text-align="center" style:justify-single-word="false" style:snap-to-layout-grid="false"/>
      <style:text-properties fo:font-size="14pt" style:font-size-asian="14pt" style:font-size-complex="14pt"/>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Standard">
      <style:paragraph-properties fo:text-align="center" style:justify-single-word="false" style:snap-to-layout-grid="false"/>
      <style:text-properties fo:font-size="18pt" style:font-size-asian="18pt" style:font-size-complex="18pt"/>
    </style:style>
    <style:style style:name="P1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15"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7" style:family="paragraph" style:parent-style-name="Footer">
      <style:paragraph-properties>
        <style:tab-stops>
          <style:tab-stop style:position="3in" style:type="center"/>
          <style:tab-stop style:position="6.5in" style:type="right"/>
        </style:tab-stops>
      </style:paragraph-properties>
    </style:style>
    <style:style style:name="P18"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Standard">
      <style:paragraph-properties fo:text-align="center" style:justify-single-word="false" style:snap-to-layout-grid="false"/>
      <style:text-properties fo:font-size="18pt" style:font-size-asian="18pt" style:font-size-complex="18pt"/>
    </style:style>
    <style:style style:name="P21" style:family="paragraph" style:parent-style-name="Standard" style:list-style-name="L1"/>
    <style:style style:name="P22" style:family="paragraph" style:parent-style-name="Standard" style:list-style-name="L2"/>
    <style:style style:name="P23" style:family="paragraph" style:parent-style-name="Heading_20_1">
      <style:text-properties style:font-name="Arial"/>
    </style:style>
    <style:style style:name="P24" style:family="paragraph" style:parent-style-name="Heading_20_1">
      <style:text-properties style:font-name="Arial" fo:font-size="16pt" style:font-size-asian="16pt" style:font-size-complex="16pt"/>
    </style:style>
    <style:style style:name="P25" style:family="paragraph" style:parent-style-name="Heading_20_1" style:master-page-name="First_20_Page">
      <style:paragraph-properties style:page-number="auto"/>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4pt" style:font-size-asian="14pt" style:font-size-complex="14pt"/>
    </style:style>
    <style:style style:name="T6"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7" style:family="text">
      <style:text-properties style:use-window-font-color="true" style:font-name="Helvetica-Bold" fo:font-weight="bold" style:font-name-asian="Helvetica-Bold" style:font-weight-asian="bold" style:font-name-complex="Helvetica-Bold" style:font-weight-complex="bold"/>
    </style:style>
    <style:style style:name="T8"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T9" style:family="text">
      <style:text-properties style:use-window-font-color="true" style:font-name="Helvetica" fo:font-weight="normal" style:font-name-asian="Helvetica" style:font-weight-asian="normal" style:font-name-complex="Helvetica" style:font-weight-complex="normal"/>
    </style:style>
    <style:style style:name="T10" style:family="text">
      <style:text-properties style:use-window-font-color="true" style:font-name="Arial-BoldMT" fo:font-weight="bold" style:font-name-asian="Arial-BoldMT" style:font-weight-asian="bold" style:font-name-complex="Arial-BoldMT" style:font-weight-complex="bold"/>
    </style:style>
    <style:style style:name="T11" style:family="text">
      <style:text-properties style:use-window-font-color="true" style:font-name-asian="TimesNewRomanPSMT" style:font-name-complex="TimesNewRomanPSMT"/>
    </style:style>
    <style:style style:name="T12" style:family="text">
      <style:text-properties style:use-window-font-color="true" fo:font-size="12pt" style:font-name-asian="TimesNewRomanPSMT" style:font-size-asian="12pt" style:font-name-complex="TimesNewRomanPSMT" style:font-size-complex="12pt"/>
    </style:style>
    <style:style style:name="T13"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4"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5" style:family="text">
      <style:text-properties style:use-window-font-color="true" fo:font-size="12pt" style:font-name-asian="Helvetica" style:font-size-asian="12pt" style:font-name-complex="Helvetica" style:font-size-complex="12pt"/>
    </style:style>
    <style:style style:name="T16"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7" style:family="text">
      <style:text-properties style:use-window-font-color="true" style:font-name-asian="Helvetica" style:font-name-complex="Helvetica"/>
    </style:style>
    <style:style style:name="T18" style:family="text">
      <style:text-properties style:use-window-font-color="true" fo:font-weight="bold" style:font-name-asian="TimesNewRomanPS-BoldMT" style:font-weight-asian="bold" style:font-name-complex="TimesNewRomanPS-BoldMT" style:font-weight-complex="bold"/>
    </style:style>
    <style:style style:name="T19" style:family="text">
      <style:text-properties style:use-window-font-color="true" fo:font-weight="normal" style:font-name-asian="Helvetica" style:font-weight-asian="normal" style:font-name-complex="Helvetica" style:font-weight-complex="normal"/>
    </style:style>
    <style:style style:name="T20" style:family="text">
      <style:text-properties style:use-window-font-color="true" style:text-position="super 58%" style:font-name="Arial-BoldMT" fo:font-weight="bold" style:font-name-asian="Arial-BoldMT" style:font-weight-asian="bold" style:font-name-complex="Arial-BoldMT" style:font-weight-complex="bold"/>
    </style:style>
    <style:style style:name="T21" style:family="text">
      <style:text-properties style:font-name-asian="Helvetica" style:font-name-complex="Helvetica"/>
    </style:style>
    <style:style style:name="T22" style:family="text">
      <style:text-properties style:font-name-asian="TimesNewRomanPSMT" style:font-name-complex="TimesNewRomanPSMT"/>
    </style:style>
    <style:style style:name="T23" style:family="text">
      <style:text-properties fo:font-weight="normal" style:font-weight-asian="normal" style:font-weight-complex="normal"/>
    </style:style>
    <style:style style:name="T24" style:family="text">
      <style:text-properties fo:font-weight="normal" style:font-name-asian="Helvetica" style:font-weight-asian="normal" style:font-name-complex="Helvetica" style:font-weight-complex="normal"/>
    </style:style>
    <style:style style:name="T25" style:family="text">
      <style:text-properties fo:font-weight="bold" style:font-name-asian="TimesNewRomanPS-BoldMT" style:font-weight-asian="bold" style:font-name-complex="TimesNewRomanPS-BoldMT" style:font-weight-complex="bold"/>
    </style:style>
    <style:style style:name="T26" style:family="text">
      <style:text-properties fo:language="en" fo:country="US" style:language-complex="ar" style:country-complex="SA"/>
    </style:style>
    <style:style style:name="T27" style:family="text"/>
    <style:style style:name="T28" style:family="text">
      <style:text-properties style:font-name="Times New Roman1" fo:font-size="1pt" style:font-name-asian="Times New Roman1" style:font-name-complex="Times New Roman1"/>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Introduction">
        <text:h text:style-name="P25" text:outline-level="1">Introduction (Informative)</text:h>
      </text:section>
      <text:p text:style-name="Standard">This document defines the physical layer for carrying NMRAnet over a single Controller Area Network <text:span text:style-name="T11">(CAN) bus.</text:span><text:span text:style-name="T11"> It it not otherwise normative.</text:span></text:p>
      <text:h text:style-name="Heading_20_1" text:outline-level="1">Intended Use (Informative)</text:h>
      <text:p text:style-name="Standard">Conforming NMRAnet nodes can be connected by cables to form a linear CAN bus with optional short <text:span text:style-name="T11">stubs. <text:s/>NMRAnet nodes generally have two RJ45 modular connectors and can be daisy-chained together with suitable computer-network (“Ethernet”) cables. A CAN terminator is installed by the user at each end of the main bus. </text:span></text:p>
      <text:p text:style-name="Standard"><text:span text:style-name="T11">Users can expect to be able to form networks within limitations:</text:span><text:span text:style-name="T17"> </text:span></text:p>
      <text:list xml:id="list43728427" text:style-name="L1">
        <text:list-item>
          <text:p text:style-name="P21"><text:span text:style-name="T11">Total cable length of 1000 ft / 300m; stub cables count double their length in that total; nodes count as 20 ft / 6m in that total</text:span><text:span text:style-name="T17"> </text:span></text:p>
        </text:list-item>
        <text:list-item>
          <text:p text:style-name="P21"><text:span text:style-name="T11">Never less than 1 ft / 30cm of cable between nodes, nor between a stub connection and a node.</text:span><text:span text:style-name="T17"> </text:span></text:p>
        </text:list-item>
        <text:list-item>
          <text:p text:style-name="P21">No more than 50 nodes connected </text:p>
        </text:list-item>
      </text:list>
      <text:p text:style-name="Standard"><text:span text:style-name="T11">A limited amount of power can be distributed via the cable, allowing a few nodes to draw power from a short (20 ft / 6m) length of the common bus.</text:span><text:span text:style-name="T17"> </text:span></text:p>
      <text:h text:style-name="Heading_20_1" text:outline-level="1">References and Context (Normative)</text:h>
      <text:p text:style-name="Standard"><text:span text:style-name="T22">In this document</text:span><text:span text:style-name="T21"> </text:span></text:p>
      <text:list xml:id="list618163224" text:style-name="L2">
        <text:list-item>
          <text:p text:style-name="P22"><text:span text:style-name="T11">“RJ45” refers to the miniature 8 position unkeyed plug and jack defined in sections Section 6.1.1.3 <text:s/>and Section 6.1.1.4, respectively, of the TIA-968-A specification.</text:span><text:span text:style-name="T17"> </text:span></text:p>
        </text:list-item>
        <text:list-item>
          <text:p text:style-name="P22"><text:span text:style-name="T11">“UTP” refers to CAT-3 or better cable as defined in TIA/EIA-568-B or the successor TIA/EIA- 568-C.</text:span><text:span text:style-name="T17"> </text:span></text:p>
        </text:list-item>
        <text:list-item>
          <text:p text:style-name="P22">“CAN” refers to the electrical and protocol specifications as defined in ISO 11898-1:2003 and ISO 11898-2:2003 and their successors. </text:p>
        </text:list-item>
      </text:list>
      <text:p text:style-name="Standard"><text:soft-page-break/><text:span text:style-name="T11">External certification of parts shall be accepted for conformance to these standards. Conformance with a later version of a standard shall be accepted as conformance with the referenced versions.</text:span><text:span text:style-name="T17"> </text:span></text:p>
      <text:h text:style-name="Heading_20_1" text:outline-level="1">Physical Interconnection (Normative)</text:h>
      <text:p text:style-name="Standard">CAN connections between nodes shall be made using UTP cable. T<text:span text:style-name="T12">here shall be a RJ45 plug on the cable and RJ45 jack on the node unless the cable is permanently attached to the node.</text:span></text:p>
      <text:p text:style-name="Standard"><text:span text:style-name="T12">The signal, conductor and pair assignments shall be:</text:span><text:span text:style-name="T15"> </text:span></text:p>
      <table:table table:name="Table2" table:style-name="Table2">
        <table:table-column table:style-name="Table2.A" table:number-columns-repeated="3"/>
        <table:table-column table:style-name="Table2.D"/>
        <table:table-row>
          <table:table-cell table:style-name="Table2.A1" office:value-type="string">
            <text:p text:style-name="Table_20_Contents">Conductor</text:p>
          </table:table-cell>
          <table:table-cell table:style-name="Table2.A1" office:value-type="string">
            <text:p text:style-name="Table_20_Contents">Signal Name </text:p>
          </table:table-cell>
          <table:table-cell table:style-name="Table2.A1" office:value-type="string">
            <text:p text:style-name="Table_20_Contents"><text:span text:style-name="T16">TIA/EIA-568-A Pair<text:line-break/></text:span><text:span text:style-name="T13">(Informative)</text:span><text:span text:style-name="T14"> </text:span></text:p>
          </table:table-cell>
          <table:table-cell table:style-name="Table2.D1" office:value-type="string">
            <text:p text:style-name="Table_20_Contents"><text:span text:style-name="T16">TIA/EIA-568-B Pair<text:line-break/></text:span><text:span text:style-name="T13">(Informative) </text:span></text:p>
          </table:table-cell>
        </table:table-row>
        <table:table-row>
          <table:table-cell table:style-name="Table2.A2" office:value-type="float" office:value="1">
            <text:p text:style-name="Table_20_Contents">1</text:p>
          </table:table-cell>
          <table:table-cell table:style-name="Table2.B2" office:value-type="string">
            <text:p text:style-name="Table_20_Contents">CAN_H</text:p>
          </table:table-cell>
          <table:table-cell table:style-name="Table2.B2" office:value-type="string">
            <text:p text:style-name="Table_20_Contents">white/green</text:p>
          </table:table-cell>
          <table:table-cell table:style-name="Table2.D2" office:value-type="string">
            <text:p text:style-name="Table_20_Contents">white/orange</text:p>
          </table:table-cell>
        </table:table-row>
        <table:table-row>
          <table:table-cell table:style-name="Table2.A2" office:value-type="float" office:value="2">
            <text:p text:style-name="Table_20_Contents">2</text:p>
          </table:table-cell>
          <table:table-cell table:style-name="Table2.B2" office:value-type="string">
            <text:p text:style-name="Table_20_Contents">CAN_L</text:p>
          </table:table-cell>
          <table:table-cell table:style-name="Table2.B2" office:value-type="string">
            <text:p text:style-name="Table_20_Contents">green</text:p>
          </table:table-cell>
          <table:table-cell table:style-name="Table2.D2" office:value-type="string">
            <text:p text:style-name="Table_20_Contents">orange</text:p>
          </table:table-cell>
        </table:table-row>
        <table:table-row>
          <table:table-cell table:style-name="Table2.A2" office:value-type="float" office:value="3">
            <text:p text:style-name="Table_20_Contents">3</text:p>
          </table:table-cell>
          <table:table-cell table:style-name="Table2.B2" office:value-type="string">
            <text:p text:style-name="Table_20_Contents">CAN_GND</text:p>
          </table:table-cell>
          <table:table-cell table:style-name="Table2.B2" office:value-type="string">
            <text:p text:style-name="Table_20_Contents">white/orange</text:p>
          </table:table-cell>
          <table:table-cell table:style-name="Table2.D2" office:value-type="string">
            <text:p text:style-name="Table_20_Contents">white/green</text:p>
          </table:table-cell>
        </table:table-row>
        <table:table-row>
          <table:table-cell table:style-name="Table2.A2" office:value-type="float" office:value="4">
            <text:p text:style-name="Table_20_Contents">4</text:p>
          </table:table-cell>
          <table:table-cell table:style-name="Table2.B2" office:value-type="string">
            <text:p text:style-name="Table_20_Contents">reserved</text:p>
          </table:table-cell>
          <table:table-cell table:style-name="Table2.B2" office:value-type="string">
            <text:p text:style-name="Table_20_Contents">blue</text:p>
          </table:table-cell>
          <table:table-cell table:style-name="Table2.D2" office:value-type="string">
            <text:p text:style-name="Table_20_Contents">blue</text:p>
          </table:table-cell>
        </table:table-row>
        <table:table-row>
          <table:table-cell table:style-name="Table2.A2" office:value-type="float" office:value="5">
            <text:p text:style-name="Table_20_Contents">5</text:p>
          </table:table-cell>
          <table:table-cell table:style-name="Table2.B2" office:value-type="string">
            <text:p text:style-name="Table_20_Contents">reserved</text:p>
          </table:table-cell>
          <table:table-cell table:style-name="Table2.B2" office:value-type="string">
            <text:p text:style-name="Table_20_Contents">white/blue</text:p>
          </table:table-cell>
          <table:table-cell table:style-name="Table2.D2" office:value-type="string">
            <text:p text:style-name="Table_20_Contents">blue</text:p>
          </table:table-cell>
        </table:table-row>
        <table:table-row>
          <table:table-cell table:style-name="Table2.A2" office:value-type="float" office:value="6">
            <text:p text:style-name="Table_20_Contents">6</text:p>
          </table:table-cell>
          <table:table-cell table:style-name="Table2.B2" office:value-type="string">
            <text:p text:style-name="Table_20_Contents">CAN_SHIELD</text:p>
          </table:table-cell>
          <table:table-cell table:style-name="Table2.B2" office:value-type="string">
            <text:p text:style-name="Table_20_Contents">orange</text:p>
          </table:table-cell>
          <table:table-cell table:style-name="Table2.D2" office:value-type="string">
            <text:p text:style-name="Table_20_Contents">green</text:p>
          </table:table-cell>
        </table:table-row>
        <table:table-row>
          <table:table-cell table:style-name="Table2.A2" office:value-type="float" office:value="7">
            <text:p text:style-name="Table_20_Contents">7</text:p>
          </table:table-cell>
          <table:table-cell table:style-name="Table2.B2" office:value-type="string">
            <text:p text:style-name="Table_20_Contents">PWR_NEG</text:p>
          </table:table-cell>
          <table:table-cell table:style-name="Table2.B2" office:value-type="string">
            <text:p text:style-name="Table_20_Contents">white/brown</text:p>
          </table:table-cell>
          <table:table-cell table:style-name="Table2.D2" office:value-type="string">
            <text:p text:style-name="Table_20_Contents">white/brown</text:p>
          </table:table-cell>
        </table:table-row>
        <table:table-row>
          <table:table-cell table:style-name="Table2.A2" office:value-type="float" office:value="8">
            <text:p text:style-name="Table_20_Contents">8</text:p>
          </table:table-cell>
          <table:table-cell table:style-name="Table2.B2" office:value-type="string">
            <text:p text:style-name="Table_20_Contents">PWR_POS</text:p>
          </table:table-cell>
          <table:table-cell table:style-name="Table2.B2" office:value-type="string">
            <text:p text:style-name="Table_20_Contents">brown</text:p>
          </table:table-cell>
          <table:table-cell table:style-name="Table2.D2" office:value-type="string">
            <text:p text:style-name="Table_20_Contents">brown</text:p>
          </table:table-cell>
        </table:table-row>
      </table:table>
      <text:p text:style-name="P11"/>
      <text:p text:style-name="Standard"><text:span text:style-name="T23">Cables, including cables attached to nodes, shall carry conductors 1 &amp; 2 as a pair, and conductors 3 &amp; 6 </text:span>as a pair. </text:p>
      <text:p text:style-name="Standard">Cables may, but are not required to, carry conductors 4 <text:span text:style-name="T26">and</text:span> 5. Conductors 4 and 5, if present, shall be carried as a pair. </text:p>
      <text:p text:style-name="Standard">Cables may, but are not required to, carry conductors 7 <text:span text:style-name="T26">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must be connected in parallel. All wiring discussed in this paragraph shall be rated to carry at least 1A.</text:p>
      <text:p text:style-name="Standard">Nodes shall connect conductors 3 and 6 . This connection shall be rated to carry at least 1A. </text:p>
      <text:p text:style-name="Standard">A node may, but is not required to, connect conductor 7 with conductors 3 and 6. </text:p>
      <text:p text:style-name="Standard"><text:soft-page-break/><text:span text:style-name="T12">Voltages of up to 100 volts AC or either polarity DC on the reserved conductors shall not damage the node nor prevent normal operation of the node.</text:span><text:span text:style-name="T15"> </text:span></text:p>
      <text:p text:style-name="Standard">Voltages of up to 27 volts AC or either polarity DC on the PWR_NEG / PWR_POS conductors shall not permanently damage the node.</text:p>
      <text:h text:style-name="P23" text:outline-level="1"><text:span text:style-name="T25">Data Transport (Normative)</text:span><text:span text:style-name="T24"> </text:span></text:h>
      <text:p text:style-name="Standard"><text:span text:style-name="T13">Data shall be transferred using a CAN signal at 125kbps and CAN frame protocol. The bit slew rate of </text:span><text:span text:style-name="T13">the CAN signal, as transmitted, shall be less than 10V/microsecond and more than 4V/microsecond.</text:span><text:span text:style-name="T14"> </text:span></text:p>
      <text:h text:style-name="P24" text:outline-level="1"><text:span text:style-name="T18">Supply of Power (Normative)</text:span><text:span text:style-name="T19">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4" text:outline-level="1"><text:span text:style-name="T18">Consumption of Power (Normative)</text:span><text:span text:style-name="T19">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P12"/>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text:s/>1 Introduction (Informative)<text:tab/>1</text:p>
          <text:p text:style-name="P19"><text:s/>2 Intended Use (Informative)<text:tab/>1</text:p>
          <text:p text:style-name="P19"><text:s/>3 References and Context (Normative)<text:tab/>1</text:p>
          <text:p text:style-name="P19"><text:s/>4 Data Transport (Normative) <text:tab/>3</text:p>
          <text:p text:style-name="P19"><text:s/>5 Supply of Power (Normative) <text:tab/>3</text:p>
          <text:p text:style-name="P19"><text:s/>6 Consumption of Power (Normative) <text:tab/>3</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4278in"/>
    </style:style>
    <style:style style:name="Table1.D" style:family="table-column">
      <style:table-column-properties style:column-width="1.4042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4"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Standard">
      <style:paragraph-properties fo:text-align="center" style:justify-single-word="false" style:snap-to-layout-grid="false"/>
      <style:text-properties fo:font-size="18pt" style:font-size-asian="18pt" style:font-size-complex="18pt"/>
    </style:style>
    <style:style style:name="MP10"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1"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3" style:family="paragraph" style:parent-style-name="Header">
      <style:paragraph-properties fo:text-align="center" style:justify-single-word="false" style:snap-to-layout-grid="false"/>
      <style:text-properties fo:font-size="14pt" style:font-size-asian="14pt" style:font-size-complex="14pt"/>
    </style:style>
    <style:style style:name="MP14" style:family="paragraph" style:parent-style-name="Footer">
      <style:paragraph-properties>
        <style:tab-stops>
          <style:tab-stop style:position="3in" style:type="center"/>
          <style:tab-stop style:position="6.5in" style:type="right"/>
        </style:tab-stops>
      </style:paragraph-properties>
    </style:style>
    <style:style style:name="MP15"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4pt" style:font-size-asian="14pt" style:font-size-complex="14pt"/>
    </style:style>
    <style:style style:name="MT5"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6"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MT7" style:family="text">
      <style:text-properties style:use-window-font-color="true" style:text-position="super 58%" style:font-name="Arial-BoldMT" fo:font-weight="bold" style:font-name-asian="Arial-BoldMT" style:font-weight-asian="bold" style:font-name-complex="Arial-BoldMT" style:font-weight-complex="bold"/>
    </style:style>
    <style:style style:name="MT8" style:family="text">
      <style:text-properties style:use-window-font-color="true" style:font-name="Arial-BoldMT" fo:font-weight="bold" style:font-name-asian="Arial-BoldMT" style:font-weight-asian="bold" style:font-name-complex="Arial-BoldMT" style:font-weight-complex="bold"/>
    </style:style>
    <style:style style:name="MT9" style:family="text"/>
    <style:style style:name="MT10" style:family="text">
      <style:text-properties style:use-window-font-color="true" style:font-name="Helvetica-Bold" fo:font-weight="bold" style:font-name-asian="Helvetica-Bold" style:font-weight-asian="bold" style:font-name-complex="Helvetica-Bold" style:font-weight-complex="bold"/>
    </style:style>
    <style:style style:name="MT11" style:family="text">
      <style:text-properties style:use-window-font-color="true" style:font-name="Helvetica" fo:font-weight="normal" style:font-name-asian="Helvetica" style:font-weight-asian="normal" style:font-name-complex="Helvetica" style:font-weight-complex="normal"/>
    </style:style>
    <style:style style:name="MT12" style:family="text">
      <style:text-properties fo:font-size="9pt" style:font-size-asian="9pt"/>
    </style:style>
    <style:style style:name="MT13"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2"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Standard S-9-x-1</text:p>
      </style:header>
      <style:footer>
        <text:tracked-changes>
          <text:changed-region text:id="ct796579360">
            <text:deletion>
              <office:change-info>
                <dc:creator>Bob Jacobsen</dc:creator>
                <dc:date>2010-09-12T21:22:00</dc:date>
              </office:change-info>
              <text:p text:style-name="MP4"><text:span text:style-name="MT2">Title</text:span></text:p>
            </text:deletion>
          </text:changed-region>
          <text:changed-region text:id="ct817660208">
            <text:insertion>
              <office:change-info>
                <dc:creator>Bob Jacobsen</dc:creator>
                <dc:date>2010-09-12T21:22:00</dc:date>
              </office:change-info>
            </text:insertion>
          </text:changed-region>
          <text:changed-region text:id="ct811070736">
            <text:deletion>
              <office:change-info>
                <dc:creator>Bob Jacobsen</dc:creator>
                <dc:date>2010-09-12T21:22:00</dc:date>
              </office:change-info>
              <text:p text:style-name="MP4"><text:span text:style-name="MT3"><text:tab/></text:span></text:p>
            </text:deletion>
          </text:changed-region>
          <text:changed-region text:id="ct811018416">
            <text:deletion>
              <office:change-info>
                <dc:creator>Bob Jacobsen</dc:creator>
                <dc:date>2010-09-12T21:22:00</dc:date>
              </office:change-info>
              <text:p text:style-name="MP4"><text:span text:style-name="Page_20_Number"><text:span text:style-name="MT3"><text:s/>- </text:span></text:span><text:span text:style-name="Page_20_Number"><text:span text:style-name="MT3"><text:date style:data-style-name="N116" text:date-value="2010-09-12T21:27:51.99">9/12/2010</text:date></text:span></text:span></text:p>
            </text:deletion>
          </text:changed-region>
        </text:tracked-changes>
        <text:p text:style-name="MP4"><text:change text:change-id="ct796579360"/><text:change-start text:change-id="ct817660208"/><text:span text:style-name="Page_20_Number"><text:span text:style-name="MT3"><text:date style:data-style-name="N116" text:date-value="2010-09-12T21:27:51.99">9/12/2010</text:date></text:span></text:span><text:change-end text:change-id="ct817660208"/><text:span text:style-name="MT3"><text:tab/></text:span><text:change text:change-id="ct811070736"/><text:span text:style-name="MT3">Page </text:span><text:span text:style-name="Page_20_Number"><text:span text:style-name="MT3"><text:page-number text:select-page="current">3</text:page-number></text:span></text:span><text:span text:style-name="Page_20_Number"><text:span text:style-name="MT3"> of </text:span></text:span><text:span text:style-name="Page_20_Number"><text:span text:style-name="MT3"><text:page-count style:num-format="1">3</text:page-count></text:span></text:span><text:change text:change-id="ct811018416"/></text:p>
      </style:footer>
    </style:master-page>
    <style:master-page style:name="First_20_Page" style:display-name="First Page" style:page-layout-name="Mpm2" style:next-style-name="Standard">
      <style:header>
        <text:tracked-changes>
          <text:changed-region text:id="ct798165568">
            <text:insertion>
              <office:change-info>
                <dc:creator>Bob Jacobsen</dc:creator>
                <dc:date>2010-09-12T21:22:00</dc:date>
              </office:change-info>
            </text:insertion>
          </text:changed-region>
          <text:changed-region text:id="ct813569776">
            <text:format-change>
              <office:change-info>
                <dc:creator>Bob Jacobsen</dc:creator>
                <dc:date>2010-09-12T21:22:00</dc:date>
              </office:change-info>
            </text:format-change>
          </text:changed-region>
          <text:changed-region text:id="ct791143664">
            <text:deletion>
              <office:change-info>
                <dc:creator>Bob Jacobsen</dc:creator>
                <dc:date>2010-09-12T21:23:00</dc:date>
              </office:change-info>
              <text:p text:style-name="MP9"><text:span text:style-name="MT6"><text:s/></text:span></text:p>
            </text:deletion>
          </text:changed-region>
          <text:changed-region text:id="ct818047904">
            <text:format-change>
              <office:change-info>
                <dc:creator>Bob Jacobsen</dc:creator>
                <dc:date>2010-09-12T21:23:00</dc:date>
              </office:change-info>
            </text:format-change>
          </text:changed-region>
          <text:changed-region text:id="ct798026256">
            <text:deletion>
              <office:change-info>
                <dc:creator>Bob Jacobsen</dc:creator>
                <dc:date>2010-09-12T21:24:00</dc:date>
              </office:change-info>
              <text:p text:style-name="MP12">08/01/10</text:p>
            </text:deletion>
          </text:changed-region>
          <text:changed-region text:id="ct780076688">
            <text:format-change>
              <office:change-info>
                <dc:creator>Bob Jacobsen</dc:creator>
                <dc:date>2010-09-12T21:24:00</dc:date>
              </office:change-info>
            </text:format-change>
          </text:changed-region>
          <text:changed-region text:id="ct797704032">
            <text:insertion>
              <office:change-info>
                <dc:creator>Bob Jacobsen</dc:creator>
                <dc:date>2010-09-12T21:2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0605533683289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text:span text:style-name="MT4">NMRA Standards</text:span> </text:p>
            </table:table-cell>
            <table:covered-table-cell/>
          </table:table-row>
          <table:table-row table:style-name="Table1.1">
            <table:table-cell table:style-name="Table1.A2" table:number-rows-spanned="2" office:value-type="string">
              <text:p text:style-name="MP8">This is a draft document, and has no official standing. <text:s/>It has not been submitted to the NMRA Technical Department or the NMRA Board of Directors for approval.<text:change-start text:change-id="ct798165568"/></text:p>
              <text:p text:style-name="MP8"><text:change-start text:change-id="ct813569776"/>Written by <text:s/>J. Day, D. Harris, B. Jacobsen, A. Robinson, and A. Shepherd<text:change-end text:change-id="ct798165568"/><text:change-end text:change-id="ct813569776"/></text:p>
            </table:table-cell>
            <table:table-cell table:style-name="Table1.B2" office:value-type="string">
              <text:p text:style-name="MP6"/>
            </table:table-cell>
            <table:table-cell table:style-name="Table1.C1" table:number-columns-spanned="2" office:value-type="string">
              <text:p text:style-name="MP9"><text:span text:style-name="MT5">NMRANet</text:span><text:change text:change-id="ct791143664"/><text:change-start text:change-id="ct818047904"/><text:span text:style-name="MT7">®</text:span><text:change-end text:change-id="ct818047904"/><text:span text:style-name="MT8"> </text:span></text:p>
              <text:p text:style-name="MP10">Physical Layer </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4" office:value-type="string">
              <text:p text:style-name="MP6"/>
            </table:table-cell>
            <table:table-cell table:style-name="Table1.B1" office:value-type="string">
              <text:p text:style-name="MP6"/>
            </table:table-cell>
            <table:table-cell table:style-name="Table1.C4" office:value-type="string">
              <text:p text:style-name="MP11"><text:change text:change-id="ct798026256"/><text:change-start text:change-id="ct780076688"/><text:change-start text:change-id="ct797704032"/><text:span text:style-name="Page_20_Number"><text:date style:data-style-name="N116" text:date-value="2010-09-12T21:27:51.99">9/12/2010</text:date></text:span><text:change-end text:change-id="ct780076688"/><text:change-end text:change-id="ct797704032"/></text:p>
            </table:table-cell>
            <table:table-cell table:style-name="Table1.C1" office:value-type="string">
              <text:p text:style-name="MP13"><text:span text:style-name="MT10">Draft S-9.x.1</text:span><text:span text:style-name="MT11"> </text:span></text:p>
            </table:table-cell>
          </table:table-row>
        </table:table>
        <text:p text:style-name="Header"/>
      </style:header>
      <style:footer>
        <text:tracked-changes>
          <text:changed-region text:id="ct780099824">
            <text:deletion>
              <office:change-info>
                <dc:creator>Bob Jacobsen</dc:creator>
                <dc:date>2010-09-12T21:22:00</dc:date>
              </office:change-info>
              <text:p text:style-name="MP14"><text:span text:style-name="MT12">Copyright 2010, by J. Day, D. Harris, B. Jacobsen, A. Robinson, and A. Shepherd</text:span></text:p>
            </text:deletion>
          </text:changed-region>
          <text:changed-region text:id="ct798297056">
            <text:insertion>
              <office:change-info>
                <dc:creator>Bob Jacobsen</dc:creator>
                <dc:date>2010-09-12T21:22:00</dc:date>
              </office:change-info>
            </text:insertion>
          </text:changed-region>
          <text:changed-region text:id="ct726820256">
            <text:deletion>
              <office:change-info>
                <dc:creator>Bob Jacobsen</dc:creator>
                <dc:date>2010-09-12T21:22:00</dc:date>
              </office:change-info>
              <text:p text:style-name="MP14"><text:span text:style-name="Page_20_Number"><text:span text:style-name="MT13"><text:s/>- </text:span></text:span><text:span text:style-name="Page_20_Number"><text:span text:style-name="MT13"><text:date style:data-style-name="N116" text:date-value="2010-09-12T21:27:51.99">9/12/2010</text:date></text:span></text:span></text:p>
            </text:deletion>
          </text:changed-region>
        </text:tracked-changes>
        <text:p text:style-name="MP14"><text:change text:change-id="ct780099824"/><text:change-start text:change-id="ct798297056"/><text:span text:style-name="Page_20_Number"><text:span text:style-name="MT13"><text:date style:data-style-name="N116" text:date-value="2010-09-12T21:27:51.99">9/12/2010</text:date></text:span></text:span><text:change-end text:change-id="ct798297056"/><text:span text:style-name="MT12"><text:tab/></text:span><text:span text:style-name="MT13">Page </text:span><text:span text:style-name="Page_20_Number"><text:span text:style-name="MT13"><text:page-number text:select-page="current">3</text:page-number></text:span></text:span><text:span text:style-name="Page_20_Number"><text:span text:style-name="MT13"> of </text:span></text:span><text:span text:style-name="Page_20_Number"><text:span text:style-name="MT13"><text:page-count style:num-format="1">3</text:page-count></text:span></text:span><text:change text:change-id="ct726820256"/></text:p>
        <text:p text:style-name="MP1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50</meta:editing-cycles>
    <meta:editing-duration>PT12H33M33S</meta:editing-duration>
    <meta:generator>OpenOffice.org/3.2$Unix OpenOffice.org_project/320m18$Build-9502</meta:generator>
    <dc:date>2010-09-12T21:27:52</dc:date>
    <dc:creator>Bob Jacobsen</dc:creator>
    <meta:document-statistic meta:table-count="2" meta:image-count="0" meta:object-count="0" meta:page-count="3" meta:paragraph-count="94" meta:word-count="923" meta:character-count="5334"/>
    <meta:user-defined meta:name="Info 1"/>
    <meta:user-defined meta:name="Info 2"/>
    <meta:user-defined meta:name="Info 3"/>
    <meta:user-defined meta:name="Info 4"/>
  </office:meta>
</office:document-meta>
</file>